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Graphi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Shift Right</text:p>
          </table:table-cell>
          <table:table-cell table:style-name="ce1" office:value-type="string" calcext:value-type="string">
            <text:p>XOR $8380</text:p>
          </table:table-cell>
          <table:table-cell table:style-name="ce1" office:value-type="string" calcext:value-type="string">
            <text:p>Hex</text:p>
          </table:table-cell>
          <table:table-cell office:value-type="string" calcext:value-type="string">
            <text:p>Char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2768+[.A2]*32" office:value-type="float" office:value="32768" calcext:value-type="float">
            <text:p>32768</text:p>
          </table:table-cell>
          <table:table-cell table:formula="of:=DEC2HEX(RIGHT([.B2];10))" office:value-type="string" office:string-value="8000" calcext:value-type="string">
            <text:p>8000</text:p>
          </table:table-cell>
          <table:table-cell table:formula="of:=[.B2]-32768" office:value-type="float" office:value="0" calcext:value-type="float">
            <text:p>0</text:p>
          </table:table-cell>
          <table:table-cell table:formula="of:=INT([.D2]/2)" office:value-type="float" office:value="0" calcext:value-type="float">
            <text:p>0</text:p>
          </table:table-cell>
          <table:table-cell table:formula="of:=BITXOR([.E2] ; 33664)" office:value-type="float" office:value="33664" calcext:value-type="float">
            <text:p>33664</text:p>
          </table:table-cell>
          <table:table-cell table:formula="of:=DEC2HEX(RIGHT([.F2];10))" office:value-type="string" office:string-value="8380" calcext:value-type="string">
            <text:p>8380</text:p>
          </table:table-cell>
          <table:table-cell table:formula="of:=([.F2]-32768)/8+128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2768+[.A3]*32" office:value-type="float" office:value="32800" calcext:value-type="float">
            <text:p>32800</text:p>
          </table:table-cell>
          <table:table-cell table:formula="of:=DEC2HEX(RIGHT([.B3];10))" office:value-type="string" office:string-value="8020" calcext:value-type="string">
            <text:p>8020</text:p>
          </table:table-cell>
          <table:table-cell table:formula="of:=[.B3]-32768" office:value-type="float" office:value="32" calcext:value-type="float">
            <text:p>32</text:p>
          </table:table-cell>
          <table:table-cell table:formula="of:=INT([.D3]/2)" office:value-type="float" office:value="16" calcext:value-type="float">
            <text:p>16</text:p>
          </table:table-cell>
          <table:table-cell table:formula="of:=BITXOR([.E3] ; 33664)" office:value-type="float" office:value="33680" calcext:value-type="float">
            <text:p>33680</text:p>
          </table:table-cell>
          <table:table-cell table:formula="of:=DEC2HEX(RIGHT([.F3];10))" office:value-type="string" office:string-value="8390" calcext:value-type="string">
            <text:p>8390</text:p>
          </table:table-cell>
          <table:table-cell table:formula="of:=([.F3]-32768)/8+128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2768+[.A4]*32" office:value-type="float" office:value="32832" calcext:value-type="float">
            <text:p>32832</text:p>
          </table:table-cell>
          <table:table-cell table:formula="of:=DEC2HEX(RIGHT([.B4];10))" office:value-type="string" office:string-value="8040" calcext:value-type="string">
            <text:p>8040</text:p>
          </table:table-cell>
          <table:table-cell table:formula="of:=[.B4]-32768" office:value-type="float" office:value="64" calcext:value-type="float">
            <text:p>64</text:p>
          </table:table-cell>
          <table:table-cell table:formula="of:=INT([.D4]/2)" office:value-type="float" office:value="32" calcext:value-type="float">
            <text:p>32</text:p>
          </table:table-cell>
          <table:table-cell table:formula="of:=BITXOR([.E4] ; 33664)" office:value-type="float" office:value="33696" calcext:value-type="float">
            <text:p>33696</text:p>
          </table:table-cell>
          <table:table-cell table:formula="of:=DEC2HEX(RIGHT([.F4];10))" office:value-type="string" office:string-value="83A0" calcext:value-type="string">
            <text:p>83A0</text:p>
          </table:table-cell>
          <table:table-cell table:formula="of:=([.F4]-32768)/8+128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2768+[.A5]*32" office:value-type="float" office:value="32864" calcext:value-type="float">
            <text:p>32864</text:p>
          </table:table-cell>
          <table:table-cell table:formula="of:=DEC2HEX(RIGHT([.B5];10))" office:value-type="string" office:string-value="8060" calcext:value-type="string">
            <text:p>8060</text:p>
          </table:table-cell>
          <table:table-cell table:formula="of:=[.B5]-32768" office:value-type="float" office:value="96" calcext:value-type="float">
            <text:p>96</text:p>
          </table:table-cell>
          <table:table-cell table:formula="of:=INT([.D5]/2)" office:value-type="float" office:value="48" calcext:value-type="float">
            <text:p>48</text:p>
          </table:table-cell>
          <table:table-cell table:formula="of:=BITXOR([.E5] ; 33664)" office:value-type="float" office:value="33712" calcext:value-type="float">
            <text:p>33712</text:p>
          </table:table-cell>
          <table:table-cell table:formula="of:=DEC2HEX(RIGHT([.F5];10))" office:value-type="string" office:string-value="83B0" calcext:value-type="string">
            <text:p>83B0</text:p>
          </table:table-cell>
          <table:table-cell table:formula="of:=([.F5]-32768)/8+128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2768+[.A6]*32" office:value-type="float" office:value="32896" calcext:value-type="float">
            <text:p>32896</text:p>
          </table:table-cell>
          <table:table-cell table:formula="of:=DEC2HEX(RIGHT([.B6];10))" office:value-type="string" office:string-value="8080" calcext:value-type="string">
            <text:p>8080</text:p>
          </table:table-cell>
          <table:table-cell table:formula="of:=[.B6]-32768" office:value-type="float" office:value="128" calcext:value-type="float">
            <text:p>128</text:p>
          </table:table-cell>
          <table:table-cell table:formula="of:=INT([.D6]/2)" office:value-type="float" office:value="64" calcext:value-type="float">
            <text:p>64</text:p>
          </table:table-cell>
          <table:table-cell table:formula="of:=BITXOR([.E6] ; 33664)" office:value-type="float" office:value="33728" calcext:value-type="float">
            <text:p>33728</text:p>
          </table:table-cell>
          <table:table-cell table:formula="of:=DEC2HEX(RIGHT([.F6];10))" office:value-type="string" office:string-value="83C0" calcext:value-type="string">
            <text:p>83C0</text:p>
          </table:table-cell>
          <table:table-cell table:formula="of:=([.F6]-32768)/8+128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2768+[.A7]*32" office:value-type="float" office:value="32928" calcext:value-type="float">
            <text:p>32928</text:p>
          </table:table-cell>
          <table:table-cell table:formula="of:=DEC2HEX(RIGHT([.B7];10))" office:value-type="string" office:string-value="80A0" calcext:value-type="string">
            <text:p>80A0</text:p>
          </table:table-cell>
          <table:table-cell table:formula="of:=[.B7]-32768" office:value-type="float" office:value="160" calcext:value-type="float">
            <text:p>160</text:p>
          </table:table-cell>
          <table:table-cell table:formula="of:=INT([.D7]/2)" office:value-type="float" office:value="80" calcext:value-type="float">
            <text:p>80</text:p>
          </table:table-cell>
          <table:table-cell table:formula="of:=BITXOR([.E7] ; 33664)" office:value-type="float" office:value="33744" calcext:value-type="float">
            <text:p>33744</text:p>
          </table:table-cell>
          <table:table-cell table:formula="of:=DEC2HEX(RIGHT([.F7];10))" office:value-type="string" office:string-value="83D0" calcext:value-type="string">
            <text:p>83D0</text:p>
          </table:table-cell>
          <table:table-cell table:formula="of:=([.F7]-32768)/8+128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2768+[.A8]*32" office:value-type="float" office:value="32960" calcext:value-type="float">
            <text:p>32960</text:p>
          </table:table-cell>
          <table:table-cell table:formula="of:=DEC2HEX(RIGHT([.B8];10))" office:value-type="string" office:string-value="80C0" calcext:value-type="string">
            <text:p>80C0</text:p>
          </table:table-cell>
          <table:table-cell table:formula="of:=[.B8]-32768" office:value-type="float" office:value="192" calcext:value-type="float">
            <text:p>192</text:p>
          </table:table-cell>
          <table:table-cell table:formula="of:=INT([.D8]/2)" office:value-type="float" office:value="96" calcext:value-type="float">
            <text:p>96</text:p>
          </table:table-cell>
          <table:table-cell table:formula="of:=BITXOR([.E8] ; 33664)" office:value-type="float" office:value="33760" calcext:value-type="float">
            <text:p>33760</text:p>
          </table:table-cell>
          <table:table-cell table:formula="of:=DEC2HEX(RIGHT([.F8];10))" office:value-type="string" office:string-value="83E0" calcext:value-type="string">
            <text:p>83E0</text:p>
          </table:table-cell>
          <table:table-cell table:formula="of:=([.F8]-32768)/8+128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2768+[.A9]*32" office:value-type="float" office:value="32992" calcext:value-type="float">
            <text:p>32992</text:p>
          </table:table-cell>
          <table:table-cell table:formula="of:=DEC2HEX(RIGHT([.B9];10))" office:value-type="string" office:string-value="80E0" calcext:value-type="string">
            <text:p>80E0</text:p>
          </table:table-cell>
          <table:table-cell table:formula="of:=[.B9]-32768" office:value-type="float" office:value="224" calcext:value-type="float">
            <text:p>224</text:p>
          </table:table-cell>
          <table:table-cell table:formula="of:=INT([.D9]/2)" office:value-type="float" office:value="112" calcext:value-type="float">
            <text:p>112</text:p>
          </table:table-cell>
          <table:table-cell table:formula="of:=BITXOR([.E9] ; 33664)" office:value-type="float" office:value="33776" calcext:value-type="float">
            <text:p>33776</text:p>
          </table:table-cell>
          <table:table-cell table:formula="of:=DEC2HEX(RIGHT([.F9];10))" office:value-type="string" office:string-value="83F0" calcext:value-type="string">
            <text:p>83F0</text:p>
          </table:table-cell>
          <table:table-cell table:formula="of:=([.F9]-32768)/8+128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2768+[.A10]*32" office:value-type="float" office:value="33024" calcext:value-type="float">
            <text:p>33024</text:p>
          </table:table-cell>
          <table:table-cell table:formula="of:=DEC2HEX(RIGHT([.B10];10))" office:value-type="string" office:string-value="8100" calcext:value-type="string">
            <text:p>8100</text:p>
          </table:table-cell>
          <table:table-cell table:formula="of:=[.B10]-32768" office:value-type="float" office:value="256" calcext:value-type="float">
            <text:p>256</text:p>
          </table:table-cell>
          <table:table-cell table:formula="of:=INT([.D10]/2)" office:value-type="float" office:value="128" calcext:value-type="float">
            <text:p>128</text:p>
          </table:table-cell>
          <table:table-cell table:formula="of:=BITXOR([.E10] ; 33664)" office:value-type="float" office:value="33536" calcext:value-type="float">
            <text:p>33536</text:p>
          </table:table-cell>
          <table:table-cell table:formula="of:=DEC2HEX(RIGHT([.F10];10))" office:value-type="string" office:string-value="8300" calcext:value-type="string">
            <text:p>8300</text:p>
          </table:table-cell>
          <table:table-cell table:formula="of:=([.F10]-32768)/8+128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2768+[.A11]*32" office:value-type="float" office:value="33056" calcext:value-type="float">
            <text:p>33056</text:p>
          </table:table-cell>
          <table:table-cell table:formula="of:=DEC2HEX(RIGHT([.B11];10))" office:value-type="string" office:string-value="8120" calcext:value-type="string">
            <text:p>8120</text:p>
          </table:table-cell>
          <table:table-cell table:formula="of:=[.B11]-32768" office:value-type="float" office:value="288" calcext:value-type="float">
            <text:p>288</text:p>
          </table:table-cell>
          <table:table-cell table:formula="of:=INT([.D11]/2)" office:value-type="float" office:value="144" calcext:value-type="float">
            <text:p>144</text:p>
          </table:table-cell>
          <table:table-cell table:formula="of:=BITXOR([.E11] ; 33664)" office:value-type="float" office:value="33552" calcext:value-type="float">
            <text:p>33552</text:p>
          </table:table-cell>
          <table:table-cell table:formula="of:=DEC2HEX(RIGHT([.F11];10))" office:value-type="string" office:string-value="8310" calcext:value-type="string">
            <text:p>8310</text:p>
          </table:table-cell>
          <table:table-cell table:formula="of:=([.F11]-32768)/8+128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2768+[.A12]*32" office:value-type="float" office:value="33088" calcext:value-type="float">
            <text:p>33088</text:p>
          </table:table-cell>
          <table:table-cell table:formula="of:=DEC2HEX(RIGHT([.B12];10))" office:value-type="string" office:string-value="8140" calcext:value-type="string">
            <text:p>8140</text:p>
          </table:table-cell>
          <table:table-cell table:formula="of:=[.B12]-32768" office:value-type="float" office:value="320" calcext:value-type="float">
            <text:p>320</text:p>
          </table:table-cell>
          <table:table-cell table:formula="of:=INT([.D12]/2)" office:value-type="float" office:value="160" calcext:value-type="float">
            <text:p>160</text:p>
          </table:table-cell>
          <table:table-cell table:formula="of:=BITXOR([.E12] ; 33664)" office:value-type="float" office:value="33568" calcext:value-type="float">
            <text:p>33568</text:p>
          </table:table-cell>
          <table:table-cell table:formula="of:=DEC2HEX(RIGHT([.F12];10))" office:value-type="string" office:string-value="8320" calcext:value-type="string">
            <text:p>8320</text:p>
          </table:table-cell>
          <table:table-cell table:formula="of:=([.F12]-32768)/8+128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2768+[.A13]*32" office:value-type="float" office:value="33120" calcext:value-type="float">
            <text:p>33120</text:p>
          </table:table-cell>
          <table:table-cell table:formula="of:=DEC2HEX(RIGHT([.B13];10))" office:value-type="string" office:string-value="8160" calcext:value-type="string">
            <text:p>8160</text:p>
          </table:table-cell>
          <table:table-cell table:formula="of:=[.B13]-32768" office:value-type="float" office:value="352" calcext:value-type="float">
            <text:p>352</text:p>
          </table:table-cell>
          <table:table-cell table:formula="of:=INT([.D13]/2)" office:value-type="float" office:value="176" calcext:value-type="float">
            <text:p>176</text:p>
          </table:table-cell>
          <table:table-cell table:formula="of:=BITXOR([.E13] ; 33664)" office:value-type="float" office:value="33584" calcext:value-type="float">
            <text:p>33584</text:p>
          </table:table-cell>
          <table:table-cell table:formula="of:=DEC2HEX(RIGHT([.F13];10))" office:value-type="string" office:string-value="8330" calcext:value-type="string">
            <text:p>8330</text:p>
          </table:table-cell>
          <table:table-cell table:formula="of:=([.F13]-32768)/8+128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2768+[.A14]*32" office:value-type="float" office:value="33152" calcext:value-type="float">
            <text:p>33152</text:p>
          </table:table-cell>
          <table:table-cell table:formula="of:=DEC2HEX(RIGHT([.B14];10))" office:value-type="string" office:string-value="8180" calcext:value-type="string">
            <text:p>8180</text:p>
          </table:table-cell>
          <table:table-cell table:formula="of:=[.B14]-32768" office:value-type="float" office:value="384" calcext:value-type="float">
            <text:p>384</text:p>
          </table:table-cell>
          <table:table-cell table:formula="of:=INT([.D14]/2)" office:value-type="float" office:value="192" calcext:value-type="float">
            <text:p>192</text:p>
          </table:table-cell>
          <table:table-cell table:formula="of:=BITXOR([.E14] ; 33664)" office:value-type="float" office:value="33600" calcext:value-type="float">
            <text:p>33600</text:p>
          </table:table-cell>
          <table:table-cell table:formula="of:=DEC2HEX(RIGHT([.F14];10))" office:value-type="string" office:string-value="8340" calcext:value-type="string">
            <text:p>8340</text:p>
          </table:table-cell>
          <table:table-cell table:formula="of:=([.F14]-32768)/8+128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2768+[.A15]*32" office:value-type="float" office:value="33184" calcext:value-type="float">
            <text:p>33184</text:p>
          </table:table-cell>
          <table:table-cell table:formula="of:=DEC2HEX(RIGHT([.B15];10))" office:value-type="string" office:string-value="81A0" calcext:value-type="string">
            <text:p>81A0</text:p>
          </table:table-cell>
          <table:table-cell table:formula="of:=[.B15]-32768" office:value-type="float" office:value="416" calcext:value-type="float">
            <text:p>416</text:p>
          </table:table-cell>
          <table:table-cell table:formula="of:=INT([.D15]/2)" office:value-type="float" office:value="208" calcext:value-type="float">
            <text:p>208</text:p>
          </table:table-cell>
          <table:table-cell table:formula="of:=BITXOR([.E15] ; 33664)" office:value-type="float" office:value="33616" calcext:value-type="float">
            <text:p>33616</text:p>
          </table:table-cell>
          <table:table-cell table:formula="of:=DEC2HEX(RIGHT([.F15];10))" office:value-type="string" office:string-value="8350" calcext:value-type="string">
            <text:p>8350</text:p>
          </table:table-cell>
          <table:table-cell table:formula="of:=([.F15]-32768)/8+128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2768+[.A16]*32" office:value-type="float" office:value="33216" calcext:value-type="float">
            <text:p>33216</text:p>
          </table:table-cell>
          <table:table-cell table:formula="of:=DEC2HEX(RIGHT([.B16];10))" office:value-type="string" office:string-value="81C0" calcext:value-type="string">
            <text:p>81C0</text:p>
          </table:table-cell>
          <table:table-cell table:formula="of:=[.B16]-32768" office:value-type="float" office:value="448" calcext:value-type="float">
            <text:p>448</text:p>
          </table:table-cell>
          <table:table-cell table:formula="of:=INT([.D16]/2)" office:value-type="float" office:value="224" calcext:value-type="float">
            <text:p>224</text:p>
          </table:table-cell>
          <table:table-cell table:formula="of:=BITXOR([.E16] ; 33664)" office:value-type="float" office:value="33632" calcext:value-type="float">
            <text:p>33632</text:p>
          </table:table-cell>
          <table:table-cell table:formula="of:=DEC2HEX(RIGHT([.F16];10))" office:value-type="string" office:string-value="8360" calcext:value-type="string">
            <text:p>8360</text:p>
          </table:table-cell>
          <table:table-cell table:formula="of:=([.F16]-32768)/8+128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2768+[.A17]*32" office:value-type="float" office:value="33248" calcext:value-type="float">
            <text:p>33248</text:p>
          </table:table-cell>
          <table:table-cell table:formula="of:=DEC2HEX(RIGHT([.B17];10))" office:value-type="string" office:string-value="81E0" calcext:value-type="string">
            <text:p>81E0</text:p>
          </table:table-cell>
          <table:table-cell table:formula="of:=[.B17]-32768" office:value-type="float" office:value="480" calcext:value-type="float">
            <text:p>480</text:p>
          </table:table-cell>
          <table:table-cell table:formula="of:=INT([.D17]/2)" office:value-type="float" office:value="240" calcext:value-type="float">
            <text:p>240</text:p>
          </table:table-cell>
          <table:table-cell table:formula="of:=BITXOR([.E17] ; 33664)" office:value-type="float" office:value="33648" calcext:value-type="float">
            <text:p>33648</text:p>
          </table:table-cell>
          <table:table-cell table:formula="of:=DEC2HEX(RIGHT([.F17];10))" office:value-type="string" office:string-value="8370" calcext:value-type="string">
            <text:p>8370</text:p>
          </table:table-cell>
          <table:table-cell table:formula="of:=([.F17]-32768)/8+128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2768+[.A18]*32" office:value-type="float" office:value="33280" calcext:value-type="float">
            <text:p>33280</text:p>
          </table:table-cell>
          <table:table-cell table:formula="of:=DEC2HEX(RIGHT([.B18];10))" office:value-type="string" office:string-value="8200" calcext:value-type="string">
            <text:p>8200</text:p>
          </table:table-cell>
          <table:table-cell table:formula="of:=[.B18]-32768" office:value-type="float" office:value="512" calcext:value-type="float">
            <text:p>512</text:p>
          </table:table-cell>
          <table:table-cell table:formula="of:=INT([.D18]/2)" office:value-type="float" office:value="256" calcext:value-type="float">
            <text:p>256</text:p>
          </table:table-cell>
          <table:table-cell table:formula="of:=BITXOR([.E18] ; 33664)" office:value-type="float" office:value="33408" calcext:value-type="float">
            <text:p>33408</text:p>
          </table:table-cell>
          <table:table-cell table:formula="of:=DEC2HEX(RIGHT([.F18];10))" office:value-type="string" office:string-value="8280" calcext:value-type="string">
            <text:p>8280</text:p>
          </table:table-cell>
          <table:table-cell table:formula="of:=([.F18]-32768)/8+128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2768+[.A19]*32" office:value-type="float" office:value="33312" calcext:value-type="float">
            <text:p>33312</text:p>
          </table:table-cell>
          <table:table-cell table:formula="of:=DEC2HEX(RIGHT([.B19];10))" office:value-type="string" office:string-value="8220" calcext:value-type="string">
            <text:p>8220</text:p>
          </table:table-cell>
          <table:table-cell table:formula="of:=[.B19]-32768" office:value-type="float" office:value="544" calcext:value-type="float">
            <text:p>544</text:p>
          </table:table-cell>
          <table:table-cell table:formula="of:=INT([.D19]/2)" office:value-type="float" office:value="272" calcext:value-type="float">
            <text:p>272</text:p>
          </table:table-cell>
          <table:table-cell table:formula="of:=BITXOR([.E19] ; 33664)" office:value-type="float" office:value="33424" calcext:value-type="float">
            <text:p>33424</text:p>
          </table:table-cell>
          <table:table-cell table:formula="of:=DEC2HEX(RIGHT([.F19];10))" office:value-type="string" office:string-value="8290" calcext:value-type="string">
            <text:p>8290</text:p>
          </table:table-cell>
          <table:table-cell table:formula="of:=([.F19]-32768)/8+128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2768+[.A20]*32" office:value-type="float" office:value="33344" calcext:value-type="float">
            <text:p>33344</text:p>
          </table:table-cell>
          <table:table-cell table:formula="of:=DEC2HEX(RIGHT([.B20];10))" office:value-type="string" office:string-value="8240" calcext:value-type="string">
            <text:p>8240</text:p>
          </table:table-cell>
          <table:table-cell table:formula="of:=[.B20]-32768" office:value-type="float" office:value="576" calcext:value-type="float">
            <text:p>576</text:p>
          </table:table-cell>
          <table:table-cell table:formula="of:=INT([.D20]/2)" office:value-type="float" office:value="288" calcext:value-type="float">
            <text:p>288</text:p>
          </table:table-cell>
          <table:table-cell table:formula="of:=BITXOR([.E20] ; 33664)" office:value-type="float" office:value="33440" calcext:value-type="float">
            <text:p>33440</text:p>
          </table:table-cell>
          <table:table-cell table:formula="of:=DEC2HEX(RIGHT([.F20];10))" office:value-type="string" office:string-value="82A0" calcext:value-type="string">
            <text:p>82A0</text:p>
          </table:table-cell>
          <table:table-cell table:formula="of:=([.F20]-32768)/8+128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2768+[.A21]*32" office:value-type="float" office:value="33376" calcext:value-type="float">
            <text:p>33376</text:p>
          </table:table-cell>
          <table:table-cell table:formula="of:=DEC2HEX(RIGHT([.B21];10))" office:value-type="string" office:string-value="8260" calcext:value-type="string">
            <text:p>8260</text:p>
          </table:table-cell>
          <table:table-cell table:formula="of:=[.B21]-32768" office:value-type="float" office:value="608" calcext:value-type="float">
            <text:p>608</text:p>
          </table:table-cell>
          <table:table-cell table:formula="of:=INT([.D21]/2)" office:value-type="float" office:value="304" calcext:value-type="float">
            <text:p>304</text:p>
          </table:table-cell>
          <table:table-cell table:formula="of:=BITXOR([.E21] ; 33664)" office:value-type="float" office:value="33456" calcext:value-type="float">
            <text:p>33456</text:p>
          </table:table-cell>
          <table:table-cell table:formula="of:=DEC2HEX(RIGHT([.F21];10))" office:value-type="string" office:string-value="82B0" calcext:value-type="string">
            <text:p>82B0</text:p>
          </table:table-cell>
          <table:table-cell table:formula="of:=([.F21]-32768)/8+128" office:value-type="float" office:value="214" calcext:value-type="float">
            <text:p>214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32768+[.A22]*32" office:value-type="float" office:value="33408" calcext:value-type="float">
            <text:p>33408</text:p>
          </table:table-cell>
          <table:table-cell table:style-name="ce3" table:formula="of:=DEC2HEX(RIGHT([.B22];10))" office:value-type="string" office:string-value="8280" calcext:value-type="string">
            <text:p>8280</text:p>
          </table:table-cell>
          <table:table-cell table:style-name="ce3" table:formula="of:=[.B22]-32768" office:value-type="float" office:value="640" calcext:value-type="float">
            <text:p>640</text:p>
          </table:table-cell>
          <table:table-cell table:style-name="ce3" table:formula="of:=INT([.D22]/2)" office:value-type="float" office:value="320" calcext:value-type="float">
            <text:p>320</text:p>
          </table:table-cell>
          <table:table-cell table:style-name="ce5" table:formula="of:=BITXOR([.E22] ; 33664)" office:value-type="float" office:value="33472" calcext:value-type="float">
            <text:p>33472</text:p>
          </table:table-cell>
          <table:table-cell table:style-name="ce3" table:formula="of:=DEC2HEX(RIGHT([.F22];10))" office:value-type="string" office:string-value="82C0" calcext:value-type="string">
            <text:p>82C0</text:p>
          </table:table-cell>
          <table:table-cell table:formula="of:=([.F22]-32768)/8+128" office:value-type="float" office:value="216" calcext:value-type="float">
            <text:p>216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32768+[.A23]*32" office:value-type="float" office:value="33440" calcext:value-type="float">
            <text:p>33440</text:p>
          </table:table-cell>
          <table:table-cell table:style-name="ce3" table:formula="of:=DEC2HEX(RIGHT([.B23];10))" office:value-type="string" office:string-value="82A0" calcext:value-type="string">
            <text:p>82A0</text:p>
          </table:table-cell>
          <table:table-cell table:style-name="ce3" table:formula="of:=[.B23]-32768" office:value-type="float" office:value="672" calcext:value-type="float">
            <text:p>672</text:p>
          </table:table-cell>
          <table:table-cell table:style-name="ce3" table:formula="of:=INT([.D23]/2)" office:value-type="float" office:value="336" calcext:value-type="float">
            <text:p>336</text:p>
          </table:table-cell>
          <table:table-cell table:style-name="ce5" table:formula="of:=BITXOR([.E23] ; 33664)" office:value-type="float" office:value="33488" calcext:value-type="float">
            <text:p>33488</text:p>
          </table:table-cell>
          <table:table-cell table:style-name="ce3" table:formula="of:=DEC2HEX(RIGHT([.F23];10))" office:value-type="string" office:string-value="82D0" calcext:value-type="string">
            <text:p>82D0</text:p>
          </table:table-cell>
          <table:table-cell table:formula="of:=([.F23]-32768)/8+128" office:value-type="float" office:value="218" calcext:value-type="float">
            <text:p>218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formula="of:=32768+[.A24]*32" office:value-type="float" office:value="33472" calcext:value-type="float">
            <text:p>33472</text:p>
          </table:table-cell>
          <table:table-cell table:style-name="ce3" table:formula="of:=DEC2HEX(RIGHT([.B24];10))" office:value-type="string" office:string-value="82C0" calcext:value-type="string">
            <text:p>82C0</text:p>
          </table:table-cell>
          <table:table-cell table:style-name="ce3" table:formula="of:=[.B24]-32768" office:value-type="float" office:value="704" calcext:value-type="float">
            <text:p>704</text:p>
          </table:table-cell>
          <table:table-cell table:style-name="ce3" table:formula="of:=INT([.D24]/2)" office:value-type="float" office:value="352" calcext:value-type="float">
            <text:p>352</text:p>
          </table:table-cell>
          <table:table-cell table:style-name="ce5" table:formula="of:=BITXOR([.E24] ; 33664)" office:value-type="float" office:value="33504" calcext:value-type="float">
            <text:p>33504</text:p>
          </table:table-cell>
          <table:table-cell table:style-name="ce3" table:formula="of:=DEC2HEX(RIGHT([.F24];10))" office:value-type="string" office:string-value="82E0" calcext:value-type="string">
            <text:p>82E0</text:p>
          </table:table-cell>
          <table:table-cell table:formula="of:=([.F24]-32768)/8+128" office:value-type="float" office:value="220" calcext:value-type="float">
            <text:p>22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table:formula="of:=32768+[.A25]*32" office:value-type="float" office:value="33504" calcext:value-type="float">
            <text:p>33504</text:p>
          </table:table-cell>
          <table:table-cell table:style-name="ce3" table:formula="of:=DEC2HEX(RIGHT([.B25];10))" office:value-type="string" office:string-value="82E0" calcext:value-type="string">
            <text:p>82E0</text:p>
          </table:table-cell>
          <table:table-cell table:style-name="ce3" table:formula="of:=[.B25]-32768" office:value-type="float" office:value="736" calcext:value-type="float">
            <text:p>736</text:p>
          </table:table-cell>
          <table:table-cell table:style-name="ce3" table:formula="of:=INT([.D25]/2)" office:value-type="float" office:value="368" calcext:value-type="float">
            <text:p>368</text:p>
          </table:table-cell>
          <table:table-cell table:style-name="ce5" table:formula="of:=BITXOR([.E25] ; 33664)" office:value-type="float" office:value="33520" calcext:value-type="float">
            <text:p>33520</text:p>
          </table:table-cell>
          <table:table-cell table:style-name="ce3" table:formula="of:=DEC2HEX(RIGHT([.F25];10))" office:value-type="string" office:string-value="82F0" calcext:value-type="string">
            <text:p>82F0</text:p>
          </table:table-cell>
          <table:table-cell table:formula="of:=([.F25]-32768)/8+128" office:value-type="float" office:value="222" calcext:value-type="float">
            <text:p>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03:50:21.5162913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6:32:14.214070556</meta:creation-date>
    <dc:date>2023-10-12T03:56:01.577700869</dc:date>
    <meta:editing-duration>PT21M18S</meta:editing-duration>
    <meta:editing-cycles>4</meta:editing-cycles>
    <meta:generator>LibreOffice/7.6.2.1$Linux_X86_64 LibreOffice_project/60$Build-1</meta:generator>
    <meta:print-date>2023-10-12T03:55:57.567242418</meta:print-date>
    <meta:printed-by>PDF files</meta:printed-by>
    <meta:document-statistic meta:table-count="1" meta:cell-count="200" meta:object-count="0"/>
  </office:meta>
</office:document-meta>
</file>